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300000349D453FE04.png" manifest:media-type="image/png"/>
  <manifest:file-entry manifest:full-path="Pictures/10000F5D0000522400007421777D23E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svg:stroke-color="#83caff" draw:marker-start-width="0.245cm" draw:marker-end-width="0.245cm" draw:fill="none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83caff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width="0.03cm" svg:stroke-color="#0066cc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0066cc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draw:stroke="dash" draw:stroke-dash="Fine_20_Dashed" svg:stroke-width="0.03cm" svg:stroke-color="#0066cc" draw:marker-start-width="0.245cm" draw:marker-end-width="0.245cm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fo:wrap-option="no-wrap"/>
    </style:style>
    <style:style style:name="gr7" style:family="graphic" style:parent-style-name="standard">
      <style:graphic-properties draw:stroke="none" draw:stroke-dash="Fine_20_Dashed" svg:stroke-width="0.03cm" draw:marker-start-width="0.245cm" draw:marker-end-width="0.245cm" draw:fill="solid" draw:fill-color="#ffffff" draw:textarea-horizontal-align="justify" draw:textarea-vertical-align="middle" draw:auto-grow-height="fals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dash" draw:stroke-dash="Fine_20_Dashed" svg:stroke-width="0.03cm" svg:stroke-color="#0066cc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none" draw:fill-color="#ffffff" fo:min-height="10.6cm"/>
    </style:style>
    <style:style style:name="gr12" style:family="graphic" style:parent-style-name="standard">
      <style:graphic-properties svg:stroke-width="0.03cm" svg:stroke-color="#c5000b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3" style:family="graphic" style:parent-style-name="standard">
      <style:graphic-properties draw:stroke="none" svg:stroke-color="#ffffff" draw:fill="solid" draw:fill-color="#ffffff" draw:opacity="60%" draw:textarea-horizontal-align="justify" draw:textarea-vertical-align="middle" draw:auto-grow-height="false" draw:shadow-opacity="60%"/>
    </style:style>
    <style:style style:name="gr14" style:family="graphic" style:parent-style-name="standard">
      <style:graphic-properties draw:stroke="none" svg:stroke-color="#000000" draw:fill="none" draw:fill-color="#ffffff" fo:min-height="0.691cm"/>
    </style:style>
    <style:style style:name="gr15" style:family="graphic" style:parent-style-name="standard">
      <style:graphic-properties svg:stroke-width="0.03cm" svg:stroke-color="#c5000b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99ff" style:font-name="DejaVu Sans"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color="#3399ff" fo:font-size="16pt" style:font-size-asian="16pt" style:font-size-complex="16pt"/>
    </style:style>
    <style:style style:name="P5" style:family="paragraph">
      <style:paragraph-properties fo:text-align="center"/>
      <style:text-properties fo:color="#3399ff"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>
      <style:text-properties style:font-name="DejaVu Sans Mono1" fo:font-size="8pt" style:font-size-asian="8pt" style:font-size-complex="8pt"/>
    </style:style>
    <style:style style:name="P7" style:family="paragraph">
      <style:paragraph-properties fo:text-align="center"/>
      <style:text-properties fo:color="#cc0000" style:font-name="DejaVu Sans" fo:font-size="10pt" style:font-size-asian="10pt" style:font-size-complex="10pt"/>
    </style:style>
    <style:style style:name="P8" style:family="paragraph">
      <style:text-properties fo:color="#3399ff" style:font-name="DejaVu Sans"/>
    </style:style>
    <style:style style:name="T1" style:family="text">
      <style:text-properties fo:color="#3399ff" style:font-name="DejaVu Sans" fo:font-size="10pt" style:font-size-asian="10pt" style:font-size-complex="10pt"/>
    </style:style>
    <style:style style:name="T2" style:family="text">
      <style:text-properties fo:color="#3399ff" style:font-name="StarSymbol2" fo:font-size="16pt" style:font-name-asian="StarSymbol2" style:font-size-asian="16pt" style:font-name-complex="StarSymbol2" style:font-size-complex="16pt"/>
    </style:style>
    <style:style style:name="T3" style:family="text">
      <style:text-properties fo:color="#3399ff"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DejaVu Sans Mono1" fo:font-size="8pt" style:font-size-asian="8pt" style:font-size-complex="8pt"/>
    </style:style>
    <style:style style:name="T5" style:family="text">
      <style:text-properties fo:color="#cc0000" style:font-name="DejaVu Sans" fo:font-size="10pt" style:font-size-asian="10pt" style:font-size-complex="10pt"/>
    </style:style>
    <style:style style:name="T6" style:family="text">
      <style:text-properties fo:color="#3399ff" style:font-name="DejaVu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466cm" svg:height="0.309cm" draw:transform="skewX (0.148178453494319) rotate (0.539132205941048) translate (5.88734112080345cm 3.04087780209269cm)" svg:viewBox="0 0 467 310" svg:d="M0 54c78 42 78 42 116-43 39-86-76 386 40 128 115-257 1 215 78 43s39 129 78 43c38-86 77 43 77 43l78 42">
            <text:p/>
          </draw:path>
          <draw:custom-shape draw:style-name="gr2" draw:text-style-name="P1" draw:layer="layout" svg:width="0.4cm" svg:height="0.5cm" draw:transform="rotate (-1.5707963267949) translate (6.908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path draw:style-name="gr1" draw:text-style-name="P1" draw:layer="layout" svg:width="0.466cm" svg:height="0.309cm" draw:transform="skewX (0.148178453494319) rotate (0.539132205941048) translate (8.8873411208035cm 3.04087780209269cm)" svg:viewBox="0 0 467 310" svg:d="M0 54c78 42 78 42 116-43 39-86-76 386 40 128 115-257 1 215 78 43s39 129 78 43c38-86 77 43 77 43l78 42">
            <text:p/>
          </draw:path>
          <draw:custom-shape draw:style-name="gr2" draw:text-style-name="P1" draw:layer="layout" svg:width="0.4cm" svg:height="0.5cm" draw:transform="rotate (-1.5707963267949) translate (9.908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2" draw:layer="layout" svg:width="2cm" svg:height="1cm" svg:x="6.909cm" svg:y="3.679cm">
          <text:p text:style-name="P1"><text:span text:style-name="T1">Early</text:span></text:p>
          <text:p text:style-name="P1"><text:span text:style-name="T1">Regist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cm" svg:height="0.7cm" svg:x="6.909cm" svg:y="2.679cm">
          <text:p text:style-name="P2">Aug. 2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2cm" svg:x="6.909cm" svg:y="3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6cm" svg:height="0.6cm" svg:x="8.71cm" svg:y="3.287cm">
          <text:p><text:span text:style-name="T2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1" draw:layer="layout" svg:width="15.4cm" svg:height="3.2cm" svg:x="2.4cm" svg:y="6.906cm">
            <text:p/>
            <draw:enhanced-geometry svg:viewBox="0 0 21600 21600" draw:mirror-vertical="true" draw:mirror-horizontal="false" draw:text-areas="800 800 20800 20800" draw:type="round-rectangular-callout" draw:modifiers="4015.37562495942 28165.69821930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" draw:layer="layout" svg:width="15.6cm" svg:height="3.106cm" svg:x="2.3cm" svg:y="7.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4" draw:text-style-name="P2" draw:layer="layout" svg:width="2cm" svg:height="0.7cm" draw:transform="rotate (0.416086493675448) translate (7.119cm 10.32cm)">
              <text:p text:style-name="P1"><text:span text:style-name="T1">July 17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2cm" svg:height="0.2cm" draw:transform="rotate (0.416086493675448) translate (7.402cm 10.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" draw:layer="layout" svg:width="2cm" svg:height="2.83cm" draw:transform="rotate (0.416086493675448) translate (8.504cm 9.28cm)">
              <draw:image xlink:href="Pictures/10000F5D0000522400007421777D23E2.svg" xlink:type="simple" xlink:show="embed" xlink:actuate="onLoad">
                <text:p/>
              </draw:image>
              <draw:image xlink:href="Pictures/100002010000025300000349D453FE04.png" xlink:type="simple" xlink:show="embed" xlink:actuate="onLoad"/>
            </draw:frame>
            <draw:frame draw:style-name="gr9" draw:text-style-name="P1" draw:layer="layout" svg:width="2cm" svg:height="2.83cm" draw:transform="rotate (0.416086493675448) translate (5.427cm 10.64cm)">
              <draw:image xlink:href="Pictures/10000F5D0000522400007421777D23E2.svg" xlink:type="simple" xlink:show="embed" xlink:actuate="onLoad">
                <text:p/>
              </draw:image>
              <draw:image xlink:href="Pictures/100002010000025300000349D453FE04.png" xlink:type="simple" xlink:show="embed" xlink:actuate="onLoad"/>
            </draw:frame>
            <draw:custom-shape draw:style-name="gr3" draw:text-style-name="P5" draw:layer="layout" svg:width="2cm" svg:height="1cm" draw:transform="rotate (0.416086493675448) translate (7.481cm 11.188cm)">
              <text:p text:style-name="P1"><text:span text:style-name="T3">Super</text:span></text:p>
              <text:p text:style-name="P1"><text:span text:style-name="T3">Frida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" draw:text-style-name="P4" draw:layer="layout" svg:width="0.6cm" svg:height="0.6cm" draw:transform="rotate (0.416086493675448) translate (9.012cm 10.149cm)">
            <text:p><text:span text:style-name="T2">✔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2" draw:layer="layout" svg:width="1.9cm" svg:height="0.7cm" svg:x="2.708cm" svg:y="7.499cm">
          <text:p text:style-name="P1"><text:span text:style-name="T1">April 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9cm" svg:height="0.2cm" svg:x="2.708cm" svg:y="8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9cm" svg:height="1cm" svg:x="2.708cm" svg:y="8.499cm">
          <text:p text:style-name="P1"><text:span text:style-name="T1">Workshop</text:span></text:p>
          <text:p text:style-name="P1"><text:span text:style-name="T1">No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6cm" svg:height="0.6cm" svg:x="4.408cm" svg:y="8.099cm">
          <text:p><text:span text:style-name="T2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" draw:text-style-name="P1" draw:layer="layout" svg:width="0.466cm" svg:height="0.309cm" draw:transform="skewX (0.148178453494319) rotate (0.539132205941048) translate (4.58734112080345cm 7.84687780209269cm)" svg:viewBox="0 0 467 310" svg:d="M0 54c78 42 78 42 116-43 39-86-76 386 40 128 115-257 1 215 78 43s39 129 78 43c38-86 77 43 77 43l78 42">
            <text:p/>
          </draw:path>
          <draw:custom-shape draw:style-name="gr2" draw:text-style-name="P1" draw:layer="layout" svg:width="0.4cm" svg:height="0.5cm" draw:transform="rotate (-1.5707963267949) translate (5.608cm 7.6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2" draw:layer="layout" svg:width="2cm" svg:height="1cm" svg:x="5.608cm" svg:y="8.485cm">
          <text:p text:style-name="P1"><text:span text:style-name="T1">MoDELS</text:span></text:p>
          <text:p text:style-name="P1"><text:span text:style-name="T1">Announc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cm" svg:height="0.7cm" svg:x="5.608cm" svg:y="7.485cm">
          <text:p text:style-name="P1"><text:span text:style-name="T1">April 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2cm" svg:x="5.608cm" svg:y="8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6cm" svg:height="0.6cm" svg:x="7.409cm" svg:y="8.1cm">
          <text:p><text:span text:style-name="T2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" draw:text-style-name="P1" draw:layer="layout" svg:width="0.466cm" svg:height="0.309cm" draw:transform="skewX (0.148178453494319) rotate (0.539132205941048) translate (13.5873411208034cm 7.84687780209269cm)" svg:viewBox="0 0 467 310" svg:d="M0 54c78 42 78 42 116-43 39-86-76 386 40 128 115-257 1 215 78 43s39 129 78 43c38-86 77 43 77 43l78 42">
            <text:p/>
          </draw:path>
          <draw:custom-shape draw:style-name="gr2" draw:text-style-name="P1" draw:layer="layout" svg:width="0.4cm" svg:height="0.5cm" draw:transform="rotate (-1.5707963267949) translate (14.608cm 7.6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5" draw:layer="layout" svg:width="2cm" svg:height="1cm" svg:x="11.608cm" svg:y="8.492cm">
          <text:p text:style-name="P1"><text:span text:style-name="T3">Paper</text:span></text:p>
          <text:p text:style-name="P1"><text:span text:style-name="T3">Submi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cm" svg:height="0.7cm" svg:x="11.608cm" svg:y="7.492cm">
          <text:p text:style-name="P1"><text:span text:style-name="T1">July 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2cm" svg:x="11.608cm" svg:y="8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6cm" svg:height="0.6cm" svg:x="13.41cm" svg:y="8.101cm">
          <text:p><text:span text:style-name="T2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" draw:text-style-name="P1" draw:layer="layout" svg:width="1.319cm" svg:height="0.852cm" draw:transform="skewX (0.129677963423179) rotate (1.93696640386331) translate (10.7246764222947cm 9.33968831691906cm)" svg:viewBox="0 0 1320 853" svg:d="M0 148c220 116 220 116 328-119 109-237-214 1065 113 353 324-709 4 593 220 119 217-475 111 355 221 118 107-237 218 118 218 118l220 116">
            <text:p/>
          </draw:path>
          <draw:custom-shape draw:style-name="gr2" draw:text-style-name="P1" draw:layer="layout" svg:width="0.4cm" svg:height="0.5cm" draw:transform="rotate (-1.5707963267949) translate (11.608cm 7.70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path draw:style-name="gr1" draw:text-style-name="P1" draw:layer="layout" svg:width="2.47cm" svg:height="0.335cm" draw:transform="skewX (-0.986111027376796) rotate (-0.202807259081742) translate (7.52515018539123cm 7.80592020237371cm)" svg:viewBox="0 0 2471 336" svg:d="M0 58c413 46 413 46 614-46 206-94-402 419 211 139 609-280 6 233 413 46 408-187 207 140 413 47 201-94 407 47 407 47l413 45">
              <text:p/>
            </draw:path>
          </draw:g>
          <draw:custom-shape draw:style-name="gr2" draw:text-style-name="P1" draw:layer="layout" svg:width="0.4cm" svg:height="0.5cm" draw:transform="rotate (2.53788326532495) translate (10.408cm 9.26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path draw:style-name="gr1" draw:text-style-name="P1" draw:layer="layout" svg:width="0.466cm" svg:height="0.309cm" draw:transform="skewX (0.148178453494319) rotate (0.539132205941048) translate (16.5853411208034cm 7.83987780209269cm)" svg:viewBox="0 0 467 310" svg:d="M0 54c78 42 78 42 116-43 39-86-76 386 40 128 115-257 1 215 78 43s39 129 78 43c38-86 77 43 77 43l78 42">
            <text:p/>
          </draw:path>
          <draw:custom-shape draw:style-name="gr2" draw:text-style-name="P1" draw:layer="layout" svg:width="0.4cm" svg:height="0.5cm" draw:transform="rotate (-1.5707963267949) translate (17.606cm 7.69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5" draw:layer="layout" svg:width="2cm" svg:height="1cm" svg:x="14.606cm" svg:y="8.485cm">
          <text:p text:style-name="P1"><text:span text:style-name="T3">Author</text:span></text:p>
          <text:p text:style-name="P1"><text:span text:style-name="T3">No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cm" svg:height="0.7cm" svg:x="14.606cm" svg:y="7.485cm">
          <text:p text:style-name="P1"><text:span text:style-name="T1">Aug. 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2cm" svg:x="14.606cm" svg:y="8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6cm" svg:height="0.6cm" svg:x="16.408cm" svg:y="8.094cm">
          <text:p><text:span text:style-name="T2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" draw:text-style-name="P2" draw:layer="layout" svg:width="2cm" svg:height="0.7cm" svg:x="3.909cm" svg:y="2.6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2cm" svg:height="0.2cm" svg:x="3.909cm" svg:y="3.3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6cm" svg:height="0.6cm" svg:x="5.71cm" svg:y="3.295cm">
            <text:p><text:span text:style-name="T2">✔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6" draw:layer="layout" svg:width="14.1cm" svg:height="12.646cm" svg:x="-14.392cm" svg:y="0.116cm">
          <draw:text-box>
            <text:p><text:span text:style-name="T4">(*****************************************************************************</text:span></text:p>
            <text:p><text:span text:style-name="T4"><text:s/></text:span><text:span text:style-name="T4">* OCL 2015</text:span></text:p>
            <text:p><text:span text:style-name="T4"><text:s/></text:span><text:span text:style-name="T4">*</text:span></text:p>
            <text:p><text:span text:style-name="T4"><text:s/></text:span><text:span text:style-name="T4">* Copyright (c) 2013-2015 Université Paris-Sud, France</text:span></text:p>
            <text:p><text:span text:style-name="T4"><text:s/></text:span><text:span text:style-name="T4">* <text:s text:c="14"/>2013-2015 IRT SystemX, France</text:span></text:p>
            <text:p><text:span text:style-name="T4"><text:s/></text:span><text:span text:style-name="T4">*</text:span></text:p>
            <text:p><text:span text:style-name="T4"><text:s/></text:span><text:span text:style-name="T4">* All rights reserved.</text:span></text:p>
            <text:p><text:span text:style-name="T4"><text:s/></text:span><text:span text:style-name="T4">*</text:span></text:p>
            <text:p><text:span text:style-name="T4"><text:s/></text:span><text:span text:style-name="T4">* Redistribution and use in source and binary forms, with or without</text:span></text:p>
            <text:p><text:span text:style-name="T4"><text:s/></text:span><text:span text:style-name="T4">* modification, are permitted provided that the following conditions are</text:span></text:p>
            <text:p><text:span text:style-name="T4"><text:s/></text:span><text:span text:style-name="T4">* met:</text:span></text:p>
            <text:p><text:span text:style-name="T4"><text:s/></text:span><text:span text:style-name="T4">*</text:span></text:p>
            <text:p><text:span text:style-name="T4"><text:s/></text:span><text:span text:style-name="T4">* <text:s text:c="4"/>* Redistributions of source code must retain the above copyright</text:span></text:p>
            <text:p><text:span text:style-name="T4"><text:s/></text:span><text:span text:style-name="T4">* <text:s text:c="6"/>notice, this list of conditions and the following disclaimer.</text:span></text:p>
            <text:p><text:span text:style-name="T4"><text:s/></text:span><text:span text:style-name="T4">*</text:span></text:p>
            <text:p><text:span text:style-name="T4"><text:s/></text:span><text:span text:style-name="T4">* <text:s text:c="4"/>* Redistributions in binary form must reproduce the above</text:span></text:p>
            <text:p><text:span text:style-name="T4"><text:s/></text:span><text:span text:style-name="T4">* <text:s text:c="6"/>copyright notice, this list of conditions and the following</text:span></text:p>
            <text:p><text:span text:style-name="T4"><text:s/></text:span><text:span text:style-name="T4">* <text:s text:c="6"/>disclaimer in the documentation and/or other materials provided</text:span></text:p>
            <text:p><text:span text:style-name="T4"><text:s/></text:span><text:span text:style-name="T4">* <text:s text:c="6"/>with the distribution.</text:span></text:p>
            <text:p><text:span text:style-name="T4"><text:s/></text:span><text:span text:style-name="T4">*</text:span></text:p>
            <text:p><text:span text:style-name="T4"><text:s/></text:span><text:span text:style-name="T4">* <text:s text:c="4"/>* Neither the name of the copyright holders nor the names of its</text:span></text:p>
            <text:p><text:span text:style-name="T4"><text:s/></text:span><text:span text:style-name="T4">* <text:s text:c="6"/>contributors may be used to endorse or promote products derived</text:span></text:p>
            <text:p><text:span text:style-name="T4"><text:s/></text:span><text:span text:style-name="T4">* <text:s text:c="6"/>from this software without specific prior written permission.</text:span></text:p>
            <text:p><text:span text:style-name="T4"><text:s/></text:span><text:span text:style-name="T4">*</text:span></text:p>
            <text:p><text:span text:style-name="T4"><text:s/></text:span><text:span text:style-name="T4">* THIS SOFTWARE IS PROVIDED BY THE COPYRIGHT HOLDERS AND CONTRIBUTORS</text:span></text:p>
            <text:p><text:span text:style-name="T4"><text:s/></text:span><text:span text:style-name="T4">* "AS IS" AND ANY EXPRESS OR IMPLIED WARRANTIES, INCLUDING, BUT NOT</text:span></text:p>
            <text:p><text:span text:style-name="T4"><text:s/></text:span><text:span text:style-name="T4">* LIMITED TO, THE IMPLIED WARRANTIES OF MERCHANTABILITY AND FITNESS FOR</text:span></text:p>
            <text:p><text:span text:style-name="T4"><text:s/></text:span><text:span text:style-name="T4">* A PARTICULAR PURPOSE ARE DISCLAIMED. IN NO EVENT SHALL THE COPYRIGHT</text:span></text:p>
            <text:p><text:span text:style-name="T4"><text:s/></text:span><text:span text:style-name="T4">* OWNER OR CONTRIBUTORS BE LIABLE FOR ANY DIRECT, INDIRECT, INCIDENTAL,</text:span></text:p>
            <text:p><text:span text:style-name="T4"><text:s/></text:span><text:span text:style-name="T4">* SPECIAL, EXEMPLARY, OR CONSEQUENTIAL DAMAGES (INCLUDING, BUT NOT</text:span></text:p>
            <text:p><text:span text:style-name="T4"><text:s/></text:span><text:span text:style-name="T4">* LIMITED TO, PROCUREMENT OF SUBSTITUTE GOODS OR SERVICES; LOSS OF USE,</text:span></text:p>
            <text:p><text:span text:style-name="T4"><text:s/></text:span><text:span text:style-name="T4">* DATA, OR PROFITS; OR BUSINESS INTERRUPTION) HOWEVER CAUSED AND ON ANY</text:span></text:p>
            <text:p><text:span text:style-name="T4"><text:s/></text:span><text:span text:style-name="T4">* THEORY OF LIABILITY, WHETHER IN CONTRACT, STRICT LIABILITY, OR TORT</text:span></text:p>
            <text:p><text:span text:style-name="T4"><text:s/></text:span><text:span text:style-name="T4">* (INCLUDING NEGLIGENCE OR OTHERWISE) ARISING IN ANY WAY OUT OF THE USE</text:span></text:p>
            <text:p><text:span text:style-name="T4"><text:s/></text:span><text:span text:style-name="T4">* OF THIS SOFTWARE, EVEN IF ADVISED OF THE POSSIBILITY OF SUCH DAMAGE.</text:span></text:p>
            <text:p><text:span text:style-name="T4"><text:s/></text:span><text:span text:style-name="T4">******************************************************************************)</text:span></text:p>
            <text:p><text:span text:style-name="T4"/></text:p>
          </draw:text-box>
        </draw:frame>
        <draw:custom-shape draw:style-name="gr3" draw:text-style-name="P7" draw:layer="layout" svg:width="2cm" svg:height="1cm" svg:x="6.908cm" svg:y="-1.314cm">
          <text:p text:style-name="P1"><text:span text:style-name="T5">_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cm" svg:height="0.7cm" svg:x="6.908cm" svg:y="-2.3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cm" svg:height="0.2cm" svg:x="6.908cm" svg:y="-1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cm" svg:height="1cm" svg:x="9.908cm" svg:y="-1.314cm">
          <text:p text:style-name="P1"><text:span text:style-name="T1">_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cm" svg:height="0.7cm" svg:x="9.908cm" svg:y="-2.31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2cm" svg:x="9.908cm" svg:y="-1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6cm" svg:height="0.6cm" svg:x="11.709cm" svg:y="-1.706cm">
          <text:p><text:span text:style-name="T2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cm" svg:height="1cm" svg:x="15.908cm" svg:y="-1.314cm">
          <text:p text:style-name="P1"><text:span text:style-name="T3">Camera</text:span></text:p>
          <text:p text:style-name="P1"><text:span text:style-name="T3">Rea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cm" svg:height="0.7cm" svg:x="15.908cm" svg:y="-2.314cm">
          <text:p text:style-name="P1"><text:span text:style-name="T1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2cm" svg:x="15.908cm" svg:y="-1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6cm" svg:height="9.5cm" svg:x="2.1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cm" svg:height="1cm" svg:x="15.908cm" svg:y="3.693cm">
          <text:p text:style-name="P1"><text:span text:style-name="T3">OCL 2015</text:span></text:p>
          <text:p text:style-name="P1"><text:span text:style-name="T3">Ottaw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cm" svg:height="0.7cm" svg:x="15.908cm" svg:y="2.693cm">
          <text:p text:style-name="P1"><text:span text:style-name="T1">Sept. 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2cm" svg:x="15.908cm" svg:y="3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1" draw:text-style-name="P1" draw:layer="layout" svg:width="0.466cm" svg:height="0.309cm" draw:transform="skewX (0.148178453494319) rotate (0.539132205941048) translate (11.8863411208035cm 3.04087780209269cm)" svg:viewBox="0 0 467 310" svg:d="M0 54c78 42 78 42 116-43 39-86-76 386 40 128 115-257 1 215 78 43s39 129 78 43c38-86 77 43 77 43l78 42">
            <text:p/>
          </draw:path>
          <draw:custom-shape draw:style-name="gr2" draw:text-style-name="P1" draw:layer="layout" svg:width="0.4cm" svg:height="0.5cm" draw:transform="rotate (-1.5707963267949) translate (12.907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5" draw:layer="layout" svg:width="2cm" svg:height="1.421cm" svg:x="12.908cm" svg:y="3.679cm">
          <text:p text:style-name="P1"><text:span text:style-name="T3">MoDELS 2015</text:span></text:p>
          <text:p text:style-name="P1"><text:span text:style-name="T3">Ottawa</text:span></text:p>
          <text:p text:style-name="P1"><text:span text:style-name="T3">(until Oct. 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cm" svg:height="0.7cm" svg:x="12.908cm" svg:y="2.679cm">
          <text:p text:style-name="P1"><text:span text:style-name="T1">Sept. 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2cm" svg:x="12.908cm" svg:y="3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1" draw:text-style-name="P1" draw:layer="layout" svg:width="0.466cm" svg:height="0.309cm" draw:transform="skewX (0.148178453494319) rotate (0.539132205941048) translate (14.8873411208034cm 3.04087780209269cm)" svg:viewBox="0 0 467 310" svg:d="M0 54c78 42 78 42 116-43 39-86-76 386 40 128 115-257 1 215 78 43s39 129 78 43c38-86 77 43 77 43l78 42">
            <text:p/>
          </draw:path>
          <draw:custom-shape draw:style-name="gr2" draw:text-style-name="P1" draw:layer="layout" svg:width="0.4cm" svg:height="0.5cm" draw:transform="rotate (-1.5707963267949) translate (15.908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8" draw:layer="layout" svg:width="2.208cm" svg:height="0.996cm" svg:x="2cm" svg:y="2.593cm">
          <draw:text-box>
            <text:p><text:span text:style-name="T6">2015</text:span></text:p>
          </draw:text-box>
        </draw:frame>
        <draw:custom-shape draw:style-name="gr3" draw:text-style-name="P7" draw:layer="layout" svg:width="2cm" svg:height="1cm" svg:x="9.908cm" svg:y="3.679cm">
          <text:p text:style-name="P1"><text:span text:style-name="T5">Revised</text:span></text:p>
          <text:p text:style-name="P1"><text:span text:style-name="T5">Pa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2cm" svg:height="0.7cm" svg:x="9.908cm" svg:y="2.679cm">
          <text:p text:style-name="P7">Sept. 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cm" svg:height="0.2cm" svg:x="9.908cm" svg:y="3.37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6T12:31:15.750573857</meta:creation-date>
    <meta:generator>LibreOffice/4.2.8.2$Linux_X86_64 LibreOffice_project/420m0$Build-2</meta:generator>
    <meta:editing-cycles>1</meta:editing-cycles>
    <meta:editing-duration>P0D</meta:editing-duration>
    <meta:document-statistic meta:object-count="85"/>
  </office:meta>
</office:document-meta>
</file>